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4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0">20/10/2024</text:date>, <text:time>01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29S</meta:editing-duration>
    <meta:editing-cycles>1256</meta:editing-cycles>
    <meta:generator>OpenOffice/4.1.15$Win32 OpenOffice.org_project/4115m2$Build-9813</meta:generator>
    <dc:date>2024-10-20T01:37:58.7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